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Numbering_20_1" style:list-style-name="L12"/>
    <style:style style:name="P32" style:family="paragraph" style:parent-style-name="Numbering_20_1" style:list-style-name="L13"/>
    <style:style style:name="P33" style:family="paragraph" style:parent-style-name="Heading_20_2">
      <style:paragraph-properties fo:text-align="justify" style:justify-single-word="false"/>
    </style:style>
    <style:style style:name="P34" style:family="paragraph" style:parent-style-name="Numbering_20_1" style:list-style-name="L14"/>
    <style:style style:name="P35" style:family="paragraph" style:parent-style-name="Numbering_20_1" style:list-style-name="L15"/>
    <style:style style:name="P36" style:family="paragraph" style:parent-style-name="Numbering_20_1" style:list-style-name="L16"/>
    <style:style style:name="P37" style:family="paragraph" style:parent-style-name="Grauer_20_Kasten_20_Standard">
      <style:paragraph-properties fo:text-align="center" style:justify-single-word="false"/>
    </style:style>
    <style:style style:name="P38" style:family="paragraph" style:parent-style-name="Numbering_20_1" style:list-style-name="L17"/>
    <style:style style:name="P39" style:family="paragraph" style:parent-style-name="Standard">
      <style:text-properties style:font-name="Times New Roman1" fo:font-style="normal" style:font-style-asian="normal" style:font-style-complex="normal"/>
    </style:style>
    <style:style style:name="P40" style:family="paragraph" style:parent-style-name="Standard" style:list-style-name="L18"/>
    <style:style style:name="P41" style:family="paragraph" style:parent-style-name="Standard" style:list-style-name="L19"/>
    <style:style style:name="P42" style:family="paragraph" style:parent-style-name="Standard">
      <style:text-properties fo:font-weight="normal" style:font-weight-asian="normal" style:font-weight-complex="normal"/>
    </style:style>
    <style:style style:name="P43" style:family="paragraph" style:parent-style-name="Grauer_20_Kasten_20_Standard">
      <style:paragraph-properties>
        <style:tab-stops>
          <style:tab-stop style:position="6.165cm"/>
        </style:tab-stops>
      </style:paragraph-properties>
    </style:style>
    <style:style style:name="P44" style:family="paragraph" style:parent-style-name="Heading_20_4">
      <style:paragraph-properties fo:text-align="justify" style:justify-single-word="false"/>
    </style:style>
    <style:style style:name="P45" style:family="paragraph" style:parent-style-name="Definitionsliste">
      <style:text-properties fo:font-style="normal" style:font-style-asian="normal" style:font-style-complex="normal"/>
    </style:style>
    <style:style style:name="P46"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7" style:family="paragraph" style:parent-style-name="Definitionsliste">
      <style:paragraph-properties fo:margin-left="0.6cm" fo:margin-right="0.4cm" fo:text-indent="0cm" style:auto-text-indent="false"/>
    </style:style>
    <style:style style:name="P48" style:family="paragraph" style:parent-style-name="Standard" style:list-style-name="L20"/>
    <style:style style:name="P49"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0" style:family="paragraph" style:parent-style-name="Heading_20_3">
      <style:text-properties fo:language="de" fo:country="DE"/>
    </style:style>
    <style:style style:name="P51" style:family="paragraph" style:parent-style-name="Text_20_body">
      <style:text-properties fo:language="de" fo:country="DE"/>
    </style:style>
    <style:style style:name="P52" style:family="paragraph" style:parent-style-name="Grauer_20_Kasten_20_Standard">
      <style:paragraph-properties fo:text-align="start" style:justify-single-word="false"/>
    </style:style>
    <style:style style:name="P53" style:family="paragraph" style:parent-style-name="Standard" style:list-style-name="L21"/>
    <style:style style:name="P54" style:family="paragraph" style:parent-style-name="Table">
      <style:text-properties fo:font-size="10pt" fo:font-style="italic" style:font-size-asian="10pt" style:font-style-asian="italic" style:font-size-complex="10pt" style:font-style-complex="italic"/>
    </style:style>
    <style:style style:name="P55" style:family="paragraph" style:parent-style-name="Table" style:list-style-name="L22">
      <style:text-properties fo:font-size="10pt" style:font-size-asian="10pt" style:font-size-complex="10pt"/>
    </style:style>
    <style:style style:name="P56" style:family="paragraph" style:parent-style-name="Table" style:list-style-name="L22">
      <style:text-properties style:font-name="Monospace" fo:font-size="11pt" style:font-name-asian="Monospace" style:font-size-asian="11pt" style:font-name-complex="Monospace" style:font-size-complex="11pt"/>
    </style:style>
    <style:style style:name="P57" style:family="paragraph" style:parent-style-name="Standard" style:list-style-name="L23">
      <style:text-properties fo:font-size="10pt" style:font-size-asian="10pt" style:font-size-complex="10pt"/>
    </style:style>
    <style:style style:name="P58"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9" style:family="paragraph" style:parent-style-name="Standard">
      <style:paragraph-properties fo:margin-left="0cm" fo:margin-right="0.4cm" fo:text-indent="0cm" style:auto-text-indent="false"/>
    </style:style>
    <style:style style:name="P60" style:family="paragraph" style:parent-style-name="Standard" style:list-style-name="L24">
      <style:paragraph-properties fo:margin-left="0cm" fo:margin-right="0.4cm" fo:text-indent="0cm" style:auto-text-indent="false"/>
    </style:style>
    <style:style style:name="P61" style:family="paragraph" style:parent-style-name="Standard" style:list-style-name="L25">
      <style:paragraph-properties fo:margin-left="0cm" fo:margin-right="0.4cm" fo:text-indent="0cm" style:auto-text-indent="false"/>
    </style:style>
    <style:style style:name="P62"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Numbering_20_1" style:list-style-name="L26"/>
    <style:style style:name="P64" style:family="paragraph" style:parent-style-name="Standard" style:list-style-name="L27"/>
    <style:style style:name="P65" style:family="paragraph" style:parent-style-name="Standard" style:list-style-name="L28"/>
    <style:style style:name="P66" style:family="paragraph" style:parent-style-name="Standard">
      <style:text-properties style:font-name="Courier"/>
    </style:style>
    <style:style style:name="P67" style:family="paragraph" style:parent-style-name="Numbering_20_1" style:list-style-name="L29"/>
    <style:style style:name="P68" style:family="paragraph" style:parent-style-name="Numbering_20_1" style:list-style-name="L30"/>
    <style:style style:name="P69" style:family="paragraph" style:parent-style-name="Numbering_20_1" style:list-style-name="L31"/>
    <style:style style:name="P70" style:family="paragraph" style:parent-style-name="Numbering_20_1" style:list-style-name="L32"/>
    <style:style style:name="P71" style:family="paragraph" style:parent-style-name="Numbering_20_1" style:list-style-name="L33"/>
    <style:style style:name="P72" style:family="paragraph" style:parent-style-name="Normal">
      <style:paragraph-properties fo:margin-top="0.106cm" fo:margin-bottom="0cm" fo:text-align="start" style:justify-single-word="false"/>
    </style:style>
    <style:style style:name="P73" style:family="paragraph" style:parent-style-name="Numbering_20_1" style:list-style-name="L34"/>
    <style:style style:name="P74" style:family="paragraph" style:parent-style-name="Standard">
      <style:paragraph-properties fo:text-align="center" style:justify-single-word="false"/>
      <style:text-properties style:font-name="Courier New1"/>
    </style:style>
    <style:style style:name="P75" style:family="paragraph" style:parent-style-name="Heading_20_1" style:master-page-name="Standard">
      <style:paragraph-properties fo:margin-left="0cm" fo:margin-right="0cm" fo:text-indent="0cm" style:auto-text-indent="false"/>
    </style:style>
    <style:style style:name="P76" style:family="paragraph" style:parent-style-name="Contents_20_1">
      <style:paragraph-properties>
        <style:tab-stops>
          <style:tab-stop style:position="15.998cm" style:type="right" style:leader-style="dotted" style:leader-text="."/>
        </style:tab-stops>
      </style:paragraph-properties>
    </style:style>
    <style:style style:name="P77" style:family="paragraph" style:parent-style-name="Standard">
      <style:paragraph-properties>
        <style:tab-stops>
          <style:tab-stop style:position="15.279cm" style:type="right" style:leader-style="dotted" style:leader-text="."/>
        </style:tab-stops>
      </style:paragraph-properties>
    </style:style>
    <style:style style:name="P78" style:family="paragraph" style:parent-style-name="Heading_20_2">
      <style:paragraph-properties fo:break-before="page"/>
    </style:style>
    <style:style style:name="P7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e" fo:country="DE"/>
    </style:style>
    <style:style style:name="T13" style:family="text">
      <style:text-properties style:font-name="Courier New1"/>
    </style:style>
    <style:style style:name="T14" style:family="text" style:parent-style-name="Source_20_Text">
      <style:text-properties fo:font-style="italic" style:font-style-asian="italic" style:font-style-complex="italic"/>
    </style:style>
    <style:style style:name="T15" style:family="text" style:parent-style-name="Source_20_Text">
      <style:text-properties fo:font-style="italic" style:text-underline-style="none" style:font-style-asian="italic" style:font-style-complex="italic"/>
    </style:style>
    <style:style style:name="T16" style:family="text">
      <style:text-properties fo:font-weight="bold"/>
    </style:style>
    <style:style style:name="T17" style:family="text">
      <style:text-properties fo:font-style="italic"/>
    </style:style>
    <style:style style:name="T18" style:family="text">
      <style:text-properties style:font-name="Monospace" fo:font-size="11pt" style:font-name-asian="Monospace" style:font-size-asian="11pt" style:font-name-complex="Monospace" style:font-size-complex="11pt"/>
    </style:style>
    <style:style style:name="T19" style:family="text">
      <style:text-properties fo:font-size="10pt" style:font-size-asian="10pt" style:font-size-complex="10pt"/>
    </style:style>
    <style:style style:name="T20" style:family="text">
      <style:text-properties style:font-name="Courier" fo:font-size="10pt" style:font-size-asian="10pt" style:font-size-complex="10pt"/>
    </style:style>
    <style:style style:name="T21" style:family="text" style:parent-style-name="Source_20_Text">
      <style:text-properties fo:color="#000000" style:font-name="Monospace" fo:font-size="11pt" style:font-name-asian="Monospace" style:font-size-asian="11pt" style:font-name-complex="Monospace" style:font-size-complex="11pt"/>
    </style:style>
    <style:style style:name="T22" style:family="text" style:parent-style-name="Source_20_Text">
      <style:text-properties fo:color="#2a00ff" style:font-name="Monospace" fo:font-size="11pt" style:font-name-asian="Monospace" style:font-size-asian="11pt" style:font-name-complex="Monospace" style:font-size-complex="11pt"/>
    </style:style>
    <style:style style:name="T23" style:family="text" style:parent-style-name="Source_20_Text">
      <style:text-properties style:font-name="Verdana1"/>
    </style:style>
    <style:style style:name="T24" style:family="text" style:parent-style-name="Source_20_Text">
      <style:text-properties style:font-name="New Courier"/>
    </style:style>
    <style:style style:name="T25" style:family="text" style:parent-style-name="Source_20_Text">
      <style:text-properties style:font-name="Courier New1" fo:font-size="10pt" style:font-size-asian="10pt" style:font-size-complex="10pt"/>
    </style:style>
    <style:style style:name="T26" style:family="text" style:parent-style-name="Source_20_Text">
      <style:text-properties style:font-name="Courier new" fo:font-size="10pt" style:font-size-asian="10pt" style:font-size-complex="10pt"/>
    </style:style>
    <style:style style:name="T27" style:family="text" style:parent-style-name="Source_20_Text">
      <style:text-properties style:font-name="Courier New2" fo:font-size="11pt" style:font-size-asian="11pt" style:font-size-complex="11pt"/>
    </style:style>
    <style:style style:name="T28" style:family="text" style:parent-style-name="Source_20_Text">
      <style:text-properties style:font-name="Courier New" fo:font-size="11pt" style:font-size-asian="10pt" style:font-size-complex="10pt"/>
    </style:style>
    <style:style style:name="T29" style:family="text" style:parent-style-name="Source_20_Text">
      <style:text-properties style:font-size-asian="10pt" style:font-size-complex="10pt"/>
    </style:style>
    <style:style style:name="T30"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2-05T12:03:25">5. Dez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 Kerns<text:tab/>13</text:p>
          <text:p text:style-name="P9">3.1 <text:tab/>Download des MyCoRe Kerns<text:tab/>13</text:p>
          <text:p text:style-name="P9">3.2 <text:tab/>Konfiguration und Übersetzung des Kerns<text:tab/>14</text:p>
          <text:p text:style-name="P8">4 <text:tab/>Die MyCoRe-Beispielanwendung DocPortal<text:tab/>16</text:p>
          <text:p text:style-name="P9">4.1 <text:tab/>Grundlegender Aufbau und Ziel der Beispielanwendung<text:tab/>16</text:p>
          <text:p text:style-name="P10">4.1.1 <text:tab/>Allgemeines<text:tab/>16</text:p>
          <text:p text:style-name="P10">4.1.2 <text:tab/>Weiterführende Erläuterungen<text:tab/>16</text:p>
          <text:p text:style-name="P9">4.2 <text:tab/>Download der Beispielanwendung<text:tab/>17</text:p>
          <text:p text:style-name="P9">4.3 <text:tab/>Konfiguration und Installation von DocPortal<text:tab/>17</text:p>
          <text:p text:style-name="P10">4.3.1 <text:tab/>Grundlegendes zur Konfiguration<text:tab/>17</text:p>
          <text:p text:style-name="P10">4.3.2 <text:tab/>Initialisieren von DocPortal<text:tab/>18</text:p>
          <text:p text:style-name="P10">4.3.3 <text:tab/>Starten der MyCoRe-Kommandozeile<text:tab/>19</text:p>
          <text:p text:style-name="P10">4.3.4 <text:tab/>Erzeugen der Web-Anwendung<text:tab/>19</text:p>
          <text:p text:style-name="P9">4.4 <text:tab/>Laden der Beispieldaten<text:tab/>20</text:p>
          <text:p text:style-name="P8">5 <text:tab/>Die Arbeit mit der Beispielanwendung<text:tab/>21</text:p>
          <text:p text:style-name="P9">5.1 <text:tab/>Benutzer<text:tab/>21</text:p>
          <text:p text:style-name="P10">5.1.1 <text:tab/>Benutzer der Beispielanwendung<text:tab/>21</text:p>
          <text:p text:style-name="P10">5.1.2 <text:tab/>Benutzer des WCMS<text:tab/>22</text:p>
          <text:p text:style-name="P9">5.2 <text:tab/>Zugriffsrechte auf Daten<text:tab/>22</text:p>
          <text:p text:style-name="P9">5.3 <text:tab/>Die Verwendung der Kommandozeilenschnittstelle <text:tab/>23</text:p>
          <text:p text:style-name="P10">5.3.1 <text:tab/>Basiskommandos des Kommandozeilensystems<text:tab/>24</text:p>
          <text:p text:style-name="P10">5.3.2 <text:tab/>Kommandos zur Arbeit mit der Benutzerverwaltung <text:tab/>24</text:p>
          <text:p text:style-name="P10">5.3.3 <text:tab/>Kommandos zur Administration des ACL-Systems<text:tab/>27</text:p>
          <text:p text:style-name="P10">5.3.4 <text:tab/>Kommandos zum Verwalten von Klassifikationen<text:tab/>28</text:p>
          <text:p text:style-name="P10">5.3.5 <text:tab/>Kommandos zur Verwaltung der Objekte<text:tab/>28</text:p>
          <text:p text:style-name="P10">5.3.6 <text:tab/>Kommandos zur Arbeit mit dem ImageViewer<text:tab/>29</text:p>
          <text:p text:style-name="P10">5.3.7 <text:tab/>Anfragen an das System per Kommandozeile<text:tab/>30</text:p>
          <text:p text:style-name="P10">5.3.8 <text:tab/>Sonstige Kommandos<text:tab/>30</text:p>
          <text:p text:style-name="P9">5.4 <text:tab/>Das SimpleWorkflow-System zur interaktiven Autorenarbeit<text:tab/>30</text:p>
          <text:p text:style-name="P10">5.4.1 <text:tab/>Das MCRStartEditorServlet<text:tab/>32</text:p>
          <text:p text:style-name="P10">5.4.2 <text:tab/>Abläufe für neue Datenobjekte<text:tab/>36</text:p>
          <text:p text:style-name="P10">5.4.3 <text:tab/>Abläufe für Datenobjekte aus dem Server<text:tab/>36</text:p>
          <text:p text:style-name="P10">5.4.4 <text:tab/>Einbindung in das Access Control List - System<text:tab/>36</text:p>
          <text:p text:style-name="P9">5.5 <text:tab/>Der Klassifikationseditor<text:tab/>36</text:p>
          <text:p text:style-name="P10">5.5.1 <text:tab/>Start des Klassifikationseditors<text:tab/>37</text:p>
          <text:p text:style-name="P10">5.5.2 <text:tab/>Operationen des Klassifikationseditors<text:tab/>37</text:p>
          <text:p text:style-name="P10">5.5.3 <text:tab/>Klassifikationen<text:tab/>37</text:p>
          <text:p text:style-name="P10">5.5.4 <text:tab/>Kategorien<text:tab/>38</text:p>
          <text:p text:style-name="P8">6 <text:tab/>Möglichkeiten zur Nutzung optionaler Komponenten<text:tab/>40</text:p>
          <text:p text:style-name="P9">6.1 <text:tab/>Die Zusammenarbeit mit anderen DocPortal-Installationen<text:tab/>40</text:p>
          <text:p text:style-name="P9">6.2 <text:tab/>Die Integration des Bildbetrachter-Modules<text:tab/>42</text:p>
          <text:p text:style-name="P10">6.2.1 <text:tab/>Integration des „Imaging“-Modules<text:tab/>42</text:p>
          <text:p text:style-name="P10">6.2.2 <text:tab/>Installation des Bildbetrachters „MCR-IView“<text:tab/>42</text:p>
          <text:p text:style-name="P9">6.3 <text:tab/>Nutzung der OAI Schnittstelle<text:tab/>44</text:p>
          <text:p text:style-name="P10">6.3.1 <text:tab/>Grundlagen<text:tab/>44</text:p>
          <text:p text:style-name="P10">6.3.2 <text:tab/>Der OAI Data Provider<text:tab/>44</text:p>
          <text:p text:style-name="P10">6.3.3 <text:tab/>Installation<text:tab/>45</text:p>
          <text:p text:style-name="P10">6.3.4 <text:tab/>Der Deployment Descriptor<text:tab/>45</text:p>
          <text:p text:style-name="P10">6.3.5 <text:tab/>Die Einstellungen in mycore.properties.private<text:tab/>45</text:p>
          <text:p text:style-name="P10">6.3.6 <text:tab/>Instanzunabhängige Properties<text:tab/>45</text:p>
          <text:p text:style-name="P10">6.3.7 <text:tab/>Instanzabhängige Properties<text:tab/>46</text:p>
          <text:p text:style-name="P10">6.3.8 <text:tab/>Test<text:tab/>47</text:p>
          <text:p text:style-name="P10">6.3.9 <text:tab/>Zertifizierung und Registrierung<text:tab/>47</text:p>
          <text:p text:style-name="P9">6.4 <text:tab/>Erzeugen einer Google Sitemap<text:tab/>47</text:p>
          <text:p text:style-name="P9">6.5 <text:tab/>Einbindung virtueller Host-Namen mit Hilfe des Apache-Web-Servers<text:tab/>48</text:p>
          <text:p text:style-name="P10">6.5.1 <text:tab/>Einbindung des Proxy-Modules<text:tab/>48</text:p>
          <text:p text:style-name="P10">6.5.2 <text:tab/>Die Verbindung von einer Servlet-Engine und Apache2<text:tab/>48</text:p>
          <text:p text:style-name="P9">6.6 <text:tab/>Sicherung der Daten<text:tab/>49</text:p>
          <text:p text:style-name="P10">6.6.1 <text:tab/>Backup<text:tab/>49</text:p>
          <text:p text:style-name="P10">6.6.2 <text:tab/>Recovery<text:tab/>50</text:p>
          <text:p text:style-name="P9">6.7 <text:tab/>Erzeugen einer Distribution<text:tab/>50</text:p>
          <text:p text:style-name="P10">6.7.1 <text:tab/>Installation von IzPack<text:tab/>50</text:p>
          <text:p text:style-name="P10">6.7.2 <text:tab/>Erstellen der Anwendungs-Distribution<text:tab/>50</text:p>
          <text:p text:style-name="P10">6.7.3 <text:tab/>Erstellen einer Beispieldaten-Distribution <text:tab/>51</text:p>
          <text:p text:style-name="P8">7 <text:tab/>Weiterführende Informationen zum Aufbau von MyCoRe-Anwendungen<text:tab/>52</text:p>
          <text:p text:style-name="P9">7.1 <text:tab/>XML-Syntax des Datenmodells<text:tab/>52</text:p>
          <text:p text:style-name="P10">7.1.1 <text:tab/>Die MCRObjectID<text:tab/>52</text:p>
          <text:p text:style-name="P10">7.1.2 <text:tab/>Das Klassifikationen-Datenmodell<text:tab/>53</text:p>
          <text:p text:style-name="P10">7.1.3 <text:tab/>Das Metadatenmodell<text:tab/>54</text:p>
          <text:p text:style-name="P10">7.1.4 <text:tab/>Das Speichermodell für die Multimediadaten (IFS)<text:tab/>69</text:p>
          <text:p text:style-name="P8">8 <text:tab/>Tipps und Problembehebung<text:tab/>71</text:p>
          <text:p text:style-name="P9">8.1 <text:tab/>XSLT in ANT geht nicht<text:tab/>71</text:p>
          <text:p text:style-name="P9">8.2 <text:tab/>Java Console unter Linux Firefox<text:tab/>71</text:p>
          <text:p text:style-name="P8">9 <text:tab/>Anhang<text:tab/>72</text:p>
          <text:p text:style-name="P9">9.1 <text:tab/>Abbildungsverzeichnis<text:tab/>72</text:p>
          <text:p text:style-name="P9">9.2 <text:tab/>Tabellenverzeichnis<text:tab/>73</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1"><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1">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31">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1">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31">Sie sollten zunächst prüfen, ob ihre Systemumgebung korrekt eingerichtet ist, indem Sie</text:p>
        </text:list-item>
      </text:list>
      <text:list text:style-name="L13">
        <text:list-header>
          <text:p text:style-name="P32"><text:span text:style-name="Source_20_Text">ant info</text:span></text:p>
          <text:p text:style-name="P32">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2">Eine Übersicht über alle wesentlichen Build-Ziele erhalten Sie mit</text:p>
          <text:p text:style-name="P32"><text:span text:style-name="Source_20_Text">ant usage</text:span></text:p>
        </text:list-item>
        <text:list-item>
          <text:p text:style-name="P32">Übersetzen Sie alle MyCoRe Quellcode-Dateien mit dem Befehl</text:p>
          <text:p text:style-name="P32"><text:span text:style-name="Source_20_Text">ant jar</text:span></text:p>
          <text:p text:style-name="P32">Dabei entsteht eine <text:span text:style-name="Source_20_Text">jar</text:span>-Datei <text:span text:style-name="Source_20_Text">lib/mycore.jar</text:span>.</text:p>
        </text:list-item>
        <text:list-item>
          <text:p text:style-name="P32">Optional können Sie auch JavaDoc Quellcode-Dokumentation im HTML-Format generieren lassen, indem Sie</text:p>
          <text:p text:style-name="P32"><text:span text:style-name="Source_20_Text">ant javadocs</text:span></text:p>
          <text:p text:style-name="P32">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3"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4"><text:span text:style-name="Source_20_Text">MCR.basedir</text:span> – Pfad zur DocPortal-Root bzw. entspricht <text:span text:style-name="Source_20_Text">DOCPORTAL_HOME</text:span></text:p>
        </text:list-item>
        <text:list-item>
          <text:p text:style-name="P34"><text:span text:style-name="Source_20_Text">MCR.editor_mail</text:span> – Mail-Adresse, an die alle Nachrichten gehen sollen</text:p>
        </text:list-item>
        <text:list-item>
          <text:p text:style-name="P34"><text:span text:style-name="Source_20_Text">MCR.ws_admin</text:span> – Kennung des Axis-Admins zum deploy des WebService</text:p>
        </text:list-item>
        <text:list-item>
          <text:p text:style-name="P34"><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5">Prüfen Sie die Systemumgebung in DocPortal mit<text:line-break/><text:span text:style-name="Source_20_Text">ant info</text:span></text:p>
        </text:list-item>
        <text:list-item>
          <text:p text:style-name="P35">Erzeugen Sie die erforderlichen Arbeitsverzeichnisse mit <text:line-break/><text:span text:style-name="Source_20_Text">ant create.directories</text:span> </text:p>
        </text:list-item>
        <text:list-item>
          <text:p text:style-name="P35">Generieren Sie die XML Schema Dateien für das Datenmodell mit dem Kommando<text:line-break/><text:span text:style-name="Source_20_Text">ant create.schema</text:span></text:p>
        </text:list-item>
        <text:list-item>
          <text:p text:style-name="P35">Compilieren Sie die zusätzlichen Java-Klassen mit dem Kommando<text:line-break/><text:span text:style-name="Source_20_Text">ant jar</text:span></text:p>
        </text:list-item>
        <text:list-item>
          <text:p text:style-name="P35">Erzeugen Sie die CommandLineTools mit Hilfe des Kommandos <text:line-break/><text:span text:style-name="Source_20_Text">ant create.scripts</text:span></text:p>
        </text:list-item>
        <text:list-item>
          <text:p text:style-name="P35">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5">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5">Laden Sie die Standard-ACL's, Gruppen und Benutzer für die Beispielanwendung mit<text:line-break/><text:span text:style-name="Source_20_Text">ant create.users</text:span></text:p>
        </text:list-item>
        <text:list-item>
          <text:p text:style-name="P35">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3</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6">Zuerst müssen Sie einmal Schlüssel für die Applets in der Anwendung erzeugen. Dies geschieht durch die Eingabe des Kommandos<text:line-break/><text:span text:style-name="Source_20_Text">ant create.genkeys</text:span></text:p>
        </text:list-item>
        <text:list-item>
          <text:p text:style-name="P36">Nun kann die Webanwendung erstellt werden.<text:line-break/><text:span text:style-name="Source_20_Text">ant webapps</text:span></text:p>
        </text:list-item>
        <text:list-item>
          <text:p text:style-name="P36">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m Jetty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7">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8">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8">Wechseln Sie in das gewünschte Datenverzeichnis, z. B. <text:span text:style-name="Source_20_Text">defaultsample</text:span></text:p>
        </text:list-item>
        <text:list-item>
          <text:p text:style-name="P38">Testen Sie die Umgebung mit<text:line-break/><text:span text:style-name="Source_20_Text">ant info</text:span></text:p>
        </text:list-item>
        <text:list-item>
          <text:p text:style-name="P38">Laden Sie die Daten mit<text:line-break/><text:span text:style-name="Source_20_Text">ant load</text:span></text:p>
        </text:list-item>
        <text:list-item>
          <text:p text:style-name="P38">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9"/>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40">Benutzer</text:p>
        </text:list-item>
        <text:list-item>
          <text:p text:style-name="P40">Gruppen</text:p>
        </text:list-item>
        <text:list-item>
          <text:p text:style-name="P40">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41">read – gestattet den lesenden Zugriff</text:p>
        </text:list-item>
        <text:list-item>
          <text:p text:style-name="P41">writewf – gestattet das Schreiben bzw. Ändern, solange das Objekt im Simple Workflow (SWF) ist</text:p>
        </text:list-item>
        <text:list-item>
          <text:p text:style-name="P41">deletewf – gestattet das Löschen, solange das Objekt im Simple Workflow (SWF) ist</text:p>
        </text:list-item>
        <text:list-item>
          <text:p text:style-name="P41">writedb – gestattet <text:s/>das Schreiben bzw. Ändern, wenn das Objekt im Server ist</text:p>
        </text:list-item>
        <text:list-item>
          <text:p text:style-name="P41">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11">services</text:span> ist als Datentyp <text:span text:style-name="T11">MCRMetaAccessRule</text:span> im Kapitel 7 näher beschrieben. Beim Einstellen (Hochladen) der Objekte in den Server werden die Regeln <text:span text:style-name="T4">writewf</text:span> und <text:span text:style-name="T4">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4">Nutzer der Gruppe admingroup sind immer für den Zugriff berechtigt, auch wenn dies nicht explizit angegeben ist.</text:span></text:p>
      <text:p text:style-name="P42">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4">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3"><text:span text:style-name="Source_20_Text">help</text:span><text:tab/>– zeigt alle möglichen Kommandos, auch die von<text:line-break/><text:tab/> <text:s text:c="2"/>der Anwendung hinzugefügten.</text:p>
      <text:p text:style-name="P43"><text:span text:style-name="Source_20_Text">help {0}</text:span><text:tab/>– zeigt alle Kommandos, die mit {0} beginnen</text:p>
      <text:p text:style-name="P43"><text:span text:style-name="Source_20_Text">process {0}</text:span><text:tab/>– führt das im Parameter 0 angegebene<text:line-break/><text:tab/> <text:s text:c="2"/>System-Shell-Kommando aus.</text:p>
      <text:p text:style-name="P43"><text:span text:style-name="Source_20_Text">! {0}</text:span><text:tab/>– führt das im Parameter 0 angegebene<text:line-break/><text:tab/> <text:s text:c="2"/>System-Shell-Kommando aus.</text:p>
      <text:p text:style-name="P43"><text:span text:style-name="Source_20_Text">whoami</text:span><text:tab/>– zeigt den aktuellen Benutzer an.</text:p>
      <text:p text:style-name="P43"><text:span text:style-name="Source_20_Text">login {0}</text:span><text:tab/>– startet einen Benutzerwechsel-Dialog für<text:line-break/><text:tab/> <text:s text:c="2"/>den Benutzer {0}.</text:p>
      <text:p text:style-name="P43"><text:span text:style-name="Source_20_Text">change to user {0} with {1}</text:span><text:tab/>– wechselt den Benutzer {0} mit dem<text:line-break/><text:tab/> <text:s text:c="2"/>Passwort {1}.</text:p>
      <text:p text:style-name="P43"><text:span text:style-name="Source_20_Text">exit</text:span><text:tab/>– beendet das Kommandozeilensystem.</text:p>
      <text:p text:style-name="P43"><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4">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4">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2">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5"><text:span text:style-name="T13">clear image cache</text:span> – das Kommando löscht den Image Cache.</text:p>
      <text:p text:style-name="P45"><text:span text:style-name="T13">create image cache for file {0}</text:span> - <text:s/>das Kommando erzeugt den Image Cache für die Datei {0}.</text:p>
      <text:p text:style-name="P45"><text:span text:style-name="T13">remove image cache for file {0}</text:span> - <text:s/>das Kommando löscht den Image Cache für die Datei {0}.</text:p>
      <text:p text:style-name="P45"><text:span text:style-name="T13">create image cache for derivate {0}</text:span> - <text:s/>das Kommando erzeugt den Image Cache für das gesamte Derivate {0}.</text:p>
      <text:p text:style-name="P46"><text:span text:style-name="T13">remove image cache for derivate {0}</text:span> - <text:s/>das Kommando löscht den Image Cache für das gesamte Derivate {0}.</text:p>
      <text:p text:style-name="P47"><text:span text:style-name="T4">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48">Mit dem System kann ein einfacher Eingabe- und Bearbeitungs-Dialog realisiert werden.</text:p>
        </text:list-item>
        <text:list-item>
          <text:p text:style-name="P48">Eingabe und Bearbeitung werden durch eine Rechtekontrolle mittels des ACL-System realisiert. Nur berechtigte Benutzer dürfen die Daten verändern.</text:p>
        </text:list-item>
        <text:list-item>
          <text:p text:style-name="P48">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8">Das System benutzt die MyCoRe-interne Editor-Komponente.</text:p>
        </text:list-item>
        <text:list-item>
          <text:p text:style-name="P48">Das System basiert auf einer Reihe von Servlets, XML-Seiten und Stylesheets, sowie der Einbindung in die Editor-Formulare.</text:p>
        </text:list-item>
        <text:list-item>
          <text:p text:style-name="P48">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2">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2">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editor_form_</text:span><text:span text:style-name="T14">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5">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9"/>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50"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0" text:outline-level="3">Operationen des Klassifikationseditors</text:h>
      <text:p text:style-name="Text_20_body"><text:span text:style-name="T3">Hinweis:</text:span><text:span text:style-name="T16"><text:line-break/></text:span>Klassifikationen werden im Editiermodus grundsätzlich unsortiert angezeigt, da sonst die Verschiebeoperationen für Kategorien nicht sinnvoll nutzbar sind.</text:p>
      <text:h text:style-name="P50"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1"><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51">Die aktuell manipulierte Kategorie wird zur besseren Übersicht farblich hervorgehoben.</text:p>
      <text:p text:style-name="P51">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7">Auf- und Abwärts</text:span> Verschieben verändert die Position der jeweils gewählten Kategorie um 1 Stelle in der aktuellen Ebene.<text:line-break/>Die <text:span text:style-name="T1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2"><text:span text:style-name="Source_20_Text">&lt;?xml version="1.0" encoding="UTF-8"?&gt;</text:span></text:p>
      <text:p text:style-name="P52"><text:span text:style-name="Source_20_Text">&lt;hosts xmlns="http://www.mycore.org/"&gt;</text:span></text:p>
      <text:p text:style-name="P52"><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2"><text:span text:style-name="Source_20_Text"><text:s text:c="7"/>class="org.mycore.services.fieldquery.MCRQueryClientWebService"</text:span></text:p>
      <text:p text:style-name="P52"><text:span text:style-name="Source_20_Text"><text:tab/> <text:s/>access="webservice"</text:span></text:p>
      <text:p text:style-name="P52"><text:span text:style-name="Source_20_Text"><text:s text:c="7"/>servicepath="services/MCRWebService"</text:span></text:p>
      <text:p text:style-name="P52"><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2"><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2"><text:span text:style-name="Source_20_Text"><text:tab/> <text:s/>access="webservice"</text:span></text:p>
      <text:p text:style-name="P52"><text:span text:style-name="Source_20_Text"><text:s text:c="7"/>servicepath="services/MCRWebService"</text:span></text:p>
      <text:p text:style-name="P52"><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2"><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3">alias – der im MyCoRe-System zu verwendende Alias für einen externen Host</text:p>
        </text:list-item>
        <text:list-item>
          <text:p text:style-name="P53">url – die Basis-URL eines externen Hosts</text:p>
        </text:list-item>
        <text:list-item>
          <text:p text:style-name="P53">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53">access – einen Typ-String für die Zugriffsform</text:p>
        </text:list-item>
        <text:list-item>
          <text:p text:style-name="P53">servicepath – die URL-Erweiterung als Pfad auf dem externen Systembibliotheken</text:p>
        </text:list-item>
        <text:list-item>
          <text:p text:style-name="P53">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4"><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5">Download von <text:a xlink:type="simple" xlink:href="http://java.sun.com/products/java-media/jai/index.jsp">http://java.sun.com/products/java-media/jai/index.jsp</text:a>. Einige Linux-Distributionen bieten diese Komponenten schon mit an.</text:p>
        </text:list-item>
        <text:list-item>
          <text:p text:style-name="P55">Auspacken der Distributionen, so dass die mitgelieferten *.jar Files systemweit von Java gefunden werden. Die mitgelieferten Systembibliotheken müssen auch entsprechend gefunden werden können. </text:p>
        </text:list-item>
        <text:list-item>
          <text:p text:style-name="P55">Installation des nicht-installierten Modules durch </text:p>
          <text:list>
            <text:list-item>
              <text:p text:style-name="P56">cd $MYCORE_HOME/modules/UNINSTALLED_module-imaging</text:p>
            </text:list-item>
            <text:list-item>
              <text:p text:style-name="P56">ant install </text:p>
            </text:list-item>
          </text:list>
        </text:list-item>
        <text:list-item>
          <text:p text:style-name="P55">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2">
        <text:list-item>
          <text:p text:style-name="P55">Zuerst muss das nicht-installierte Modul integriert werden</text:p>
          <text:list>
            <text:list-item>
              <text:p text:style-name="P56">cd $DOCPORTAL_HOME/modules/UNINSTALLED_module-iview</text:p>
            </text:list-item>
            <text:list-item>
              <text:p text:style-name="P56">ant install </text:p>
            </text:list-item>
          </text:list>
        </text:list-item>
        <text:list-item>
          <text:p text:style-name="P55">Jetzt muss noch die Konfigurationsdatei erzeugt und im Bedarfsfall angepasst werden: </text:p>
          <text:list>
            <text:list-item>
              <text:p text:style-name="P56">Erzeugen durch Kopieren von:</text:p>
              <text:p text:style-name="P56">$DocPortal_HOME/modules/module-iview/config/mycore.properties.iview.template</text:p>
              <text:p text:style-name="P56">nach </text:p>
              <text:p text:style-name="P55"><text:span text:style-name="T18">$DocPortal_HOME/modules/module-iview/config/mycore.properties.iview</text:span> </text:p>
            </text:list-item>
          </text:list>
        </text:list-item>
        <text:list-item>
          <text:p text:style-name="P55">Anpassung von </text:p>
          <text:p text:style-name="P56">$DocPortal_HOME/modules/module-iview/config/mycore.properties.iview</text:p>
        </text:list-item>
        <text:list-item>
          <text:p text:style-name="P55">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2"><text:span text:style-name="Source_20_Text">&lt;xsl:include href="mcr-module-startIview.xsl"/&gt;</text:span></text:p>
      <text:p text:style-name="P52"><text:span text:style-name="Source_20_Text">und</text:span></text:p>
      <text:p text:style-name="P52"><text:span text:style-name="Source_20_Text">&lt;!-- MCR-IView ..start --&gt;</text:span></text:p>
      <text:p text:style-name="P52"><text:span text:style-name="Source_20_Text">...</text:span></text:p>
      <text:p text:style-name="P52"><text:span text:style-name="Source_20_Text">&lt;!-- MCR - IView ..end --&gt;</text:span></text:p>
      <text:list text:style-name="L23">
        <text:list-item>
          <text:p text:style-name="P57">Mit einem <text:span text:style-name="T9">ant jar webapps</text:span> direkt in $DOCPORTAL_HOME wird dann MCR-IView in die Web-Anwendung integriert.</text:p>
        </text:list-item>
      </text:list>
      <text:p text:style-name="P58">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59">In der Properties-Datei </text:p>
      <text:p text:style-name="P59"><text:span text:style-name="T19">$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60"><text:span text:style-name="T4">Weboberfläche: </text:span>Bilder, die über die <text:span text:style-name="T3">Weboberfläche</text:span> hochgeladen werden, werden automatisch gecached. Aktivieren sie ihre Änderungen der Cache-Konfiguration durch <text:s/><text:span text:style-name="T20">ant webapps</text:span></text:p>
        </text:list-item>
      </text:list>
      <text:list text:style-name="L25">
        <text:list-item>
          <text:p text:style-name="P61"><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2"><text:span text:style-name="T21">MCR.configuration.include=bestehendeWerte...,</text:span><text:span text:style-name="T22">mycore.properties.iview</text:span></text:p>
      <text:p text:style-name="P52"><text:span text:style-name="Source_20_Text">und</text:span></text:p>
      <text:p text:style-name="P52"><text:span text:style-name="T21">MCR.internal_command_classes=</text:span><text:span text:style-name="Source_20_Text"><text:span text:style-name="T21">bestehendeWerte...,</text:span></text:span><text:span text:style-name="T22">org.mycore.services.imaging.MCRImgCacheCommands</text:span></text:p>
      <text:p text:style-name="P62"><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3">Ein Harvester ist ein Client, der OAI-PMH Anfragen stellt. Ein Harvester wird von einem Service Provider betrieben, um Metadaten aus Repositories zu sammeln.</text:p>
        </text:list-item>
        <text:list-item>
          <text:p text:style-name="P63">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3">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8"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4"><text:span text:style-name="T13">MCR.googlesitemap.types</text:span> – Liste von mit Komma getrennten MyCoRe-Objekttypen – Standard ist document</text:p>
        </text:list-item>
        <text:list-item>
          <text:p text:style-name="P64"><text:span text:style-name="T13">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5">Auf <text:a xlink:type="simple" xlink:href="http://www.google.de/sitemaps">http://www.google.de/sitemaps</text:a> gehen.</text:p>
        </text:list-item>
        <text:list-item>
          <text:p text:style-name="P65">Ein Google – Konto einrichten.</text:p>
        </text:list-item>
        <text:list-item>
          <text:p text:style-name="P65">Die URL der Anwendung eintragen.</text:p>
        </text:list-item>
        <text:list-item>
          <text:p text:style-name="P65">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9"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3">Nach dieser Änderung ist zuerst die Servlet-Engine zu starten. Anschließend kann der Apache-Server mit </text:span><text:span text:style-name="T24">/usr/sbin/rcapache2</text:span><text:span text:style-name="T23"> neu gestartet werden.</text:span></text:p>
      <text:h text:style-name="Heading_20_2" text:outline-level="2"><text:span text:style-name="T23">Sicherung der Daten</text:span></text:h>
      <text:h text:style-name="Heading_20_3" text:outline-level="3"><text:span text:style-name="T23">Backup</text:span></text:h>
      <text:p text:style-name="Standard"><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23">Recovery</text:span></text:h>
      <text:p text:style-name="Standard"><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23">Sollte nur der Metadaten-Index (z. B. Lucene) defekt sein, so hilft das Script RepairFromXMLStore.sh diesen Index neu zu erstellen.</text:span></text:p>
      <text:p text:style-name="Standard"><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0"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1" text:note-class="footnote"><text:note-citation>31</text:note-citation><text:note-body><text:p text:style-name="Footnote">siehe Target izpack</text:p></text:note-body></text:note></text:span>.</text:p>
      <text:p text:style-name="P66">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6">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5">&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5">&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9">
        <text:list-item>
          <text:p text:style-name="P67">Für xsi:noNamespaceSchemaLocation ist das entsprechende XMLSchema-File des Metadatentyps anzugeben (document.xsd)</text:p>
        </text:list-item>
        <text:list-item>
          <text:p text:style-name="P67">Die ID ist die eindeutige MCRObjectID.</text:p>
        </text:list-item>
        <text:list-item>
          <text:p text:style-name="P67">Der label ist ein kurzer Text-String, der bei administrativen Arbeiten an der Datenbasis das Identifizieren einzelner Datensätze erleichtern soll. Er kann maximal 256 Zeichen lang sein.</text:p>
        </text:list-item>
        <text:list-item>
          <text:p text:style-name="P67">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2">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30">
        <text:list-item>
          <text:p text:style-name="P68">für true - ’true’, ’yes’, ’wahr’ und ’ja’</text:p>
        </text:list-item>
        <text:list-item>
          <text:p text:style-name="P68">für false - ’false’, ’no’, ’falsch’ und ’nein’</text:p>
        </text:list-item>
      </text:list>
      <text:p text:style-name="Standard">XML-Syntax des Metadatentyps MCRMetaBoolean:</text:p>
      <text:p text:style-name="Grauer_20_Kasten_20_Standard"><text:s/><text:span text:style-name="T26">&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31">
        <text:list-item>
          <text:p text:style-name="P69">Im text-Feld steht ein beliebiger String gemäß den Projektvorgaben</text:p>
        </text:list-item>
        <text:list-item>
          <text:p text:style-name="P69">Die Felder von und bis enthalten gregorianische Datumsangaben.</text:p>
        </text:list-item>
        <text:list-item>
          <text:p text:style-name="P69">Ist für von und/oder bis nichts angegeben, werden Standardwerte genommen. Das sind 1.1.3000 v. Chr. und 31.12.3000 n. Chr. Die Werte können auch per Konfiguration eingestellt werden: MCR.history_date_min und MCR.history_date_max.</text:p>
        </text:list-item>
        <text:list-item>
          <text:p text:style-name="P69">Mögliche Notationen für die Datumsangaben sind 01.01.1999 / -01.12.200 / 1035 / -133 .</text:p>
        </text:list-item>
        <text:list-item>
          <text:p text:style-name="P69">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7"><text:s text:c="2"/>&lt;subtag type="..." xml:lang="..."&gt;</text:span></text:p>
      <text:p text:style-name="Grauer_20_Kasten_20_Standard"><text:span text:style-name="T27"><text:s text:c="3"/>&lt;text&gt;...&lt;/text&gt;</text:span></text:p>
      <text:p text:style-name="Grauer_20_Kasten_20_Standard"><text:span text:style-name="T27"><text:s text:c="3"/>&lt;von&gt;...&lt;/von&gt;</text:span></text:p>
      <text:p text:style-name="Grauer_20_Kasten_20_Standard"><text:span text:style-name="T27"><text:s text:c="3"/>&lt;ivon&gt;...&lt;/ivon&gt;</text:span></text:p>
      <text:p text:style-name="Grauer_20_Kasten_20_Standard"><text:span text:style-name="T27"><text:s/></text:span><text:span text:style-name="Source_20_Text"><text:span text:style-name="T27"><text:s text:c="2"/>&lt;bis&gt;...&lt;/bis&gt;</text:span></text:span></text:p>
      <text:p text:style-name="Grauer_20_Kasten_20_Standard"><text:span text:style-name="T27"><text:s text:c="3"/>&lt;ibis&gt;...&lt;/ibis&gt;</text:span></text:p>
      <text:p text:style-name="Grauer_20_Kasten_20_Standard"><text:span text:style-name="T27"><text:s/></text:span><text:span text:style-name="Source_20_Text"><text:span text:style-name="T27"><text:s text:c="2"/>&lt;von&gt;...&lt;/von&gt;</text:span></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70">name beinhaltet den vollständigen Namen (Pflicht)</text:p>
        </text:list-item>
        <text:list-item>
          <text:p text:style-name="P70">nickname das Pseudonym (z. B. UBL) (optional)</text:p>
        </text:list-item>
        <text:list-item>
          <text:p text:style-name="P70">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7"><text:s/>&lt;subtag xml:lang="..."&gt;</text:span></text:p>
      <text:p text:style-name="Grauer_20_Kasten_20_Standard"><text:span text:style-name="T27"><text:s text:c="3"/>&lt;fullname&gt;...&lt;/fullname&gt;</text:span></text:p>
      <text:p text:style-name="Grauer_20_Kasten_20_Standard"><text:span text:style-name="T27"><text:s text:c="3"/>&lt;nickname&gt;...&lt;/nickname&gt;</text:span></text:p>
      <text:p text:style-name="Grauer_20_Kasten_20_Standard"><text:span text:style-name="T27"><text:s text:c="3"/>&lt;property&gt;...&lt;/property&gt;</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2">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5">"</text:span></text:span><text:span text:style-name="Source_20_Text"><text:span text:style-name="Source_20_Text"><text:span text:style-name="T25">...</text:span></text:span></text:span><text:span text:style-name="Source_20_Text"><text:span text:style-name="Source_20_Text"><text:span text:style-name="T28">"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5">"</text:span></text:span><text:span text:style-name="Source_20_Text"><text:span text:style-name="T29">sample</text:span></text:span><text:span text:style-name="Source_20_Text"><text:span text:style-name="Source_20_Text"><text:span text:style-name="T28">"</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0">&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71"><text:span text:style-name="Source_20_Text">acceptdate</text:span> - Datum aus dem Dublin Core, kann frei verwendet werden.</text:p>
        </text:list-item>
        <text:list-item>
          <text:p text:style-name="P71"><text:span text:style-name="Source_20_Text">createdate</text:span> - Das Erzeugungsdatum des Objektes, dieser Wert wird automatisch beim Anlegen des Objektes erzeugt und bleibt immer erhalten! </text:p>
        </text:list-item>
        <text:list-item>
          <text:p text:style-name="P71"><text:span text:style-name="Source_20_Text">modifydate</text:span> - Das Datum des letzten Update, dieser Wert wird automatisch beim Update des Objektes erzeugt und bleibt immer erhalten!</text:p>
        </text:list-item>
        <text:list-item>
          <text:p text:style-name="P71"><text:span text:style-name="Source_20_Text">submitdate</text:span> - Datum aus dem Dublin Core, kann frei verwendet werden.</text:p>
        </text:list-item>
        <text:list-item>
          <text:p text:style-name="P71"><text:span text:style-name="Source_20_Text">validfromdate</text:span> - Datum aus dem Dublin Core, kann frei verwendet werden.</text:p>
        </text:list-item>
        <text:list-item>
          <text:p text:style-name="P71"><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2"/>
      <text:list text:style-name="L34">
        <text:list-item>
          <text:p text:style-name="P73">Für xsi:noNamespaceSchemaLocation ist die entsprechende XML Schema-Datei anzugeben (Derivate.xsd)</text:p>
        </text:list-item>
        <text:list-item>
          <text:p text:style-name="P73">Die ID ist die eindeutige MCRObjectID.</text:p>
        </text:list-item>
        <text:list-item>
          <text:p text:style-name="P73">Der label ist ein kurzer Text-String, der bei administrativen Arbeiten an der Datenbasis das Identifizieren einzelner Datensätze erleichtern soll. Er kann maximal 256 Zeichen lang sein.</text:p>
        </text:list-item>
        <text:list-item>
          <text:p text:style-name="P73">Die Referenz in linkmeta ist die MCRObjectID des Metadatensatzes, an den das/die Objekte angehängt werden sollen.</text:p>
        </text:list-item>
        <text:list-item>
          <text:p text:style-name="P73">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4">/usr/lib/jvm/java-1.5.0-sun-1.5.0_07/bin/ControlPanel</text:p>
      <text:p text:style-name="Standard"/>
      <text:p text:style-name="Standard"><text:s/></text:p>
      <text:p text:style-name="Standard"/>
      <text:h text:style-name="P75"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6">Abbildung 2.1: <text:s/>Systemeigenschaften-Dialog unter MS Windows<text:tab/>6</text:p>
          <text:p text:style-name="P76">Abbildung 2.2: <text:s/>Dialog zum setzen von Umgebungsvariablen unter MS Windows<text:tab/>7</text:p>
          <text:p text:style-name="P76">Abbildung 2.3: <text:s/>Setzen einer neuen Umgebungsvariable unter MS Windows<text:tab/>7</text:p>
          <text:p text:style-name="P76">Abbildung 4.1: MyCoRe-Schichtenmodell<text:tab/>16</text:p>
          <text:p text:style-name="P76">Abbildung 5.1: Funktionsschema des SimpleWorkflow<text:tab/>32</text:p>
          <text:p text:style-name="P76">Abbildung 5.2: Auswahl der zu bearbeitenden Klassifikation<text:tab/>37</text:p>
          <text:p text:style-name="P76">Abbildung 5.3: Einzelne Kategorien einer Klassifikation bearbeiten<text:tab/>38</text:p>
        </text:index-body>
      </text:illustration-index>
      <text:p text:style-name="P77"/>
      <text:h text:style-name="P78"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6">Tabelle 2.1: Softwarevoraussetzungen<text:tab/>5</text:p>
          <text:p text:style-name="P76">Tabelle 2.2: Umgebungsvariablen unter Windows<text:tab/>6</text:p>
          <text:p text:style-name="P76">Tabelle 2.3: Umgebungsvariablen unter Unix<text:tab/>7</text:p>
          <text:p text:style-name="P76">Tabelle 3.1: Aufbau des MyCoRe-Kerns<text:tab/>14</text:p>
          <text:p text:style-name="P76">Tabelle 4.1: Beispieldaten im CVS<text:tab/>20</text:p>
          <text:p text:style-name="P76">Tabelle 5.1: Beispielgruppen in Docportal<text:tab/>21</text:p>
          <text:p text:style-name="P76">Tabelle 5.2: Beispielbenutzer in Docportal<text:tab/>22</text:p>
          <text:p text:style-name="P76">Tabelle 5.3: Parameter des MCRStartEditorServlets<text:tab/>33</text:p>
          <text:p text:style-name="P76">Tabelle 5.4: Mögliche Aktionen mit dem MCRStartEditorServlet auf dem Plattenbereich<text:tab/>34</text:p>
          <text:p text:style-name="P76">Tabelle 5.5: Mögliche Aktionen mit dem MCRStartEditorServlet im Server<text:tab/>35</text:p>
          <text:p text:style-name="P76">Tabelle 6.1: Feste Test-Instanzen für das MyCoRe-Beispiel<text:tab/>41</text:p>
          <text:p text:style-name="P76">Tabelle 7.1: Aufbau der MCRObjectID<text:tab/>52</text:p>
          <text:p text:style-name="P76">Tabelle 7.2: MyCoRe-Basisdatentypen<text:tab/>58</text:p>
        </text:index-body>
      </text:illustration-index>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Allgemeines zu MyCoRe</text:chapter></text:span></text:p>
              </table:table-cell>
              <table:table-cell table:style-name="Tabelle4.A1" office:value-type="string">
                <text:p text:style-name="P2"><text:span text:style-name="T1"><text:page-number text:select-page="current">V</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V</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2-05T12:03:25</dc:date>
    <meta:printed-by>Kathleen Krebs</meta:printed-by>
    <meta:print-date>2006-02-14T21:01:21</meta:print-date>
    <dc:language>de-DE</dc:language>
    <meta:editing-cycles>196</meta:editing-cycles>
    <meta:editing-duration>P9DT3H25M39S</meta:editing-duration>
    <meta:user-defined meta:name="Info 1"/>
    <meta:user-defined meta:name="Info 2"/>
    <meta:user-defined meta:name="Info 3"/>
    <meta:user-defined meta:name="Info 4"/>
    <meta:document-statistic meta:table-count="18" meta:image-count="16" meta:object-count="0" meta:page-count="79" meta:paragraph-count="1525" meta:word-count="17987" meta:character-count="134564"/>
  </office:meta>
</office:document-meta>
</file>